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46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2.439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2.057cm" fo:break-before="auto" style:use-optimal-row-height="tru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Аналоги MS LINQ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2" office:value-type="string" calcext:value-type="string">
            <text:p>Группа перегруженных</text:p>
            <text:p>методов MS LINQ</text:p>
          </table:table-cell>
          <table:table-cell table:style-name="ce2" office:value-type="string" calcext:value-type="string">
            <text:p>Возвращаемые объект</text:p>
            <text:p>является</text:p>
          </table:table-cell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9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10">
          <table:table-cell table:style-name="ce3" office:value-type="string" calcext:value-type="string" table:number-columns-spanned="4" table:number-rows-spanned="1">
            <text:p>Другие функции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11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2"/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20:30:12.0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9T20:30:49.067000000</dc:date>
    <meta:generator>LibreOffice/6.4.0.3$Windows_x86 LibreOffice_project/b0a288ab3d2d4774cb44b62f04d5d28733ac6df8</meta:generator>
    <meta:editing-duration>PT2H27M24S</meta:editing-duration>
    <meta:editing-cycles>31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